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3.91pt" svg:y="151.34pt">
            <loext:p draw:notify-on-update-of-ranges="Sheet1.C1:Sheet1.C1 Sheet1.C2:Sheet1.C7 Sheet1.D1:Sheet1.D1 Sheet1.D2:Sheet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orque(Nm)</text:p>
          </table:table-cell>
          <table:table-cell office:value-type="string" calcext:value-type="string">
            <text:p>Angle(rad)</text:p>
          </table:table-cell>
          <table:table-cell office:value-type="string" calcext:value-type="string">
            <text:p>T*L(Nm^2)</text:p>
          </table:table-cell>
          <table:table-cell office:value-type="string" calcext:value-type="string">
            <text:p>J*<text:span text:style-name="T1">ϕ(m^4)</text:span></text:p>
          </table:table-cell>
          <table:table-cell table:number-columns-repeated="6"/>
          <table:table-cell office:value-type="string" calcext:value-type="string">
            <text:p>Angle(de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K2]*(3.1415/180)" office:value-type="float" office:value="0" calcext:value-type="float">
            <text:p>0</text:p>
          </table:table-cell>
          <table:table-cell table:formula="of:=[.A2]*5" office:value-type="float" office:value="0" calcext:value-type="float">
            <text:p>0</text:p>
          </table:table-cell>
          <table:table-cell table:formula="of:=(9.7398*10^-12)*[.B2]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[.K3]*(3.1415/180)" office:value-type="float" office:value="0.0698111111111111" calcext:value-type="float">
            <text:p>0.069811111111111</text:p>
          </table:table-cell>
          <table:table-cell table:formula="of:=[.A3]*5" office:value-type="float" office:value="0.25" calcext:value-type="float">
            <text:p>0.25</text:p>
          </table:table-cell>
          <table:table-cell table:formula="of:=(9.7398*10^-12)*[.B3]" office:value-type="float" office:value="0.00000000000067994626" calcext:value-type="float">
            <text:p>6.7994626E-13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K4]*(3.1415/180)" office:value-type="float" office:value="0.139622222222222" calcext:value-type="float">
            <text:p>0.139622222222222</text:p>
          </table:table-cell>
          <table:table-cell table:formula="of:=[.A4]*5" office:value-type="float" office:value="0.5" calcext:value-type="float">
            <text:p>0.5</text:p>
          </table:table-cell>
          <table:table-cell table:formula="of:=(9.7398*10^-12)*[.B4]" office:value-type="float" office:value="0.00000000000135989252" calcext:value-type="float">
            <text:p>1.35989252E-12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K5]*(3.1415/180)" office:value-type="float" office:value="0.218159722222222" calcext:value-type="float">
            <text:p>0.218159722222222</text:p>
          </table:table-cell>
          <table:table-cell table:formula="of:=[.A5]*5" office:value-type="float" office:value="0.75" calcext:value-type="float">
            <text:p>0.75</text:p>
          </table:table-cell>
          <table:table-cell table:formula="of:=(9.7398*10^-12)*[.B5]" office:value-type="float" office:value="0.0000000000021248320625" calcext:value-type="float">
            <text:p>2.1248320625E-12</text:p>
          </table:table-cell>
          <table:table-cell table:number-columns-repeated="6"/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K6]*(3.1415/180)" office:value-type="float" office:value="0.287970833333333" calcext:value-type="float">
            <text:p>0.287970833333333</text:p>
          </table:table-cell>
          <table:table-cell table:formula="of:=[.A6]*5" office:value-type="float" office:value="1" calcext:value-type="float">
            <text:p>1</text:p>
          </table:table-cell>
          <table:table-cell table:formula="of:=(9.7398*10^-12)*[.B6]" office:value-type="float" office:value="0.0000000000028047783225" calcext:value-type="float">
            <text:p>2.8047783225E-12</text:p>
          </table:table-cell>
          <table:table-cell table:number-columns-repeated="6"/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formula="of:=[.K7]*(3.1415/180)" office:value-type="float" office:value="0.349055555555556" calcext:value-type="float">
            <text:p>0.349055555555556</text:p>
          </table:table-cell>
          <table:table-cell table:formula="of:=[.A7]*5" office:value-type="float" office:value="1.175" calcext:value-type="float">
            <text:p>1.175</text:p>
          </table:table-cell>
          <table:table-cell table:formula="of:=(9.7398*10^-12)*[.B7]" office:value-type="float" office:value="0.0000000000033997313" calcext:value-type="float">
            <text:p>3.3997313E-12</text:p>
          </table:table-cell>
          <table:table-cell table:number-columns-repeated="6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(m^4)</text:p>
          </table:table-cell>
          <table:table-cell table:formula="of:=9.7398*10^-12" office:value-type="float" office:value="0.0000000000097398" calcext:value-type="float">
            <text:p>9.7398E-12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453.46pt" svg:height="255.23pt" svg:x="106.92pt" svg:y="159.65pt">
            <loext:p draw:notify-on-update-of-ranges="Sheet1.C2:Sheet1.C7 Sheet1.D2:Sheet1.D7 Sheet2.D2:Sheet2.D7 Sheet2.C2:Sheet2.C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orque(Nm)</text:p>
          </table:table-cell>
          <table:table-cell office:value-type="string" calcext:value-type="string">
            <text:p>Angle(rad)</text:p>
          </table:table-cell>
          <table:table-cell office:value-type="string" calcext:value-type="string">
            <text:p>T*L(Nm^2)</text:p>
          </table:table-cell>
          <table:table-cell office:value-type="string" calcext:value-type="string">
            <text:p>J*<text:span text:style-name="T1">ϕ(m^4)</text:span></text:p>
          </table:table-cell>
          <table:table-cell table:number-columns-repeated="6"/>
          <table:table-cell office:value-type="string" calcext:value-type="string">
            <text:p>Angle(de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K2]*(3.1415/180)" office:value-type="float" office:value="0" calcext:value-type="float">
            <text:p>0</text:p>
          </table:table-cell>
          <table:table-cell table:formula="of:=[.A2]*5" office:value-type="float" office:value="0" calcext:value-type="float">
            <text:p>0</text:p>
          </table:table-cell>
          <table:table-cell table:formula="of:=(0.0000000000095925)*[.B2]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[.K3]*(3.1415/180)" office:value-type="float" office:value="0.0610847222222222" calcext:value-type="float">
            <text:p>0.061084722222222</text:p>
          </table:table-cell>
          <table:table-cell table:formula="of:=[.A3]*5" office:value-type="float" office:value="0.25" calcext:value-type="float">
            <text:p>0.25</text:p>
          </table:table-cell>
          <table:table-cell table:formula="of:=(0.0000000000095925)*[.B3]" office:value-type="float" office:value="0.000000000000585955197916667" calcext:value-type="float">
            <text:p>5.85955197916667E-13</text:p>
          </table:table-cell>
          <table:table-cell table:number-columns-repeated="6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K4]*(3.1415/180)" office:value-type="float" office:value="0.122169444444444" calcext:value-type="float">
            <text:p>0.122169444444444</text:p>
          </table:table-cell>
          <table:table-cell table:formula="of:=[.A4]*5" office:value-type="float" office:value="0.5" calcext:value-type="float">
            <text:p>0.5</text:p>
          </table:table-cell>
          <table:table-cell table:formula="of:=(0.0000000000095925)*[.B4]" office:value-type="float" office:value="0.00000000000117191039583333" calcext:value-type="float">
            <text:p>1.17191039583333E-12</text:p>
          </table:table-cell>
          <table:table-cell table:number-columns-repeated="6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K5]*(3.1415/180)" office:value-type="float" office:value="0.183254166666667" calcext:value-type="float">
            <text:p>0.183254166666667</text:p>
          </table:table-cell>
          <table:table-cell table:formula="of:=[.A5]*5" office:value-type="float" office:value="0.75" calcext:value-type="float">
            <text:p>0.75</text:p>
          </table:table-cell>
          <table:table-cell table:formula="of:=(0.0000000000095925)*[.B5]" office:value-type="float" office:value="0.00000000000175786559375" calcext:value-type="float">
            <text:p>1.75786559375E-12</text:p>
          </table:table-cell>
          <table:table-cell table:number-columns-repeated="6"/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K6]*(3.1415/180)" office:value-type="float" office:value="0.244338888888889" calcext:value-type="float">
            <text:p>0.244338888888889</text:p>
          </table:table-cell>
          <table:table-cell table:formula="of:=[.A6]*5" office:value-type="float" office:value="1" calcext:value-type="float">
            <text:p>1</text:p>
          </table:table-cell>
          <table:table-cell table:formula="of:=(0.0000000000095925)*[.B6]" office:value-type="float" office:value="0.00000000000234382079166667" calcext:value-type="float">
            <text:p>2.34382079166667E-12</text:p>
          </table:table-cell>
          <table:table-cell table:number-columns-repeated="6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K7]*(3.1415/180)" office:value-type="float" office:value="0.305423611111111" calcext:value-type="float">
            <text:p>0.305423611111111</text:p>
          </table:table-cell>
          <table:table-cell table:formula="of:=[.A7]*5" office:value-type="float" office:value="1.25" calcext:value-type="float">
            <text:p>1.25</text:p>
          </table:table-cell>
          <table:table-cell table:formula="of:=(0.0000000000095925)*[.B7]" office:value-type="float" office:value="0.00000000000292977598958333" calcext:value-type="float">
            <text:p>2.92977598958333E-12</text:p>
          </table:table-cell>
          <table:table-cell table:number-columns-repeated="6"/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(m^4)</text:p>
          </table:table-cell>
          <table:table-cell table:formula="of:=0.0000000000095925" office:value-type="float" office:value="0.0000000000095925" calcext:value-type="float">
            <text:p>9.5925E-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01:14:28.965837216</meta:creation-date>
    <dc:date>2016-11-04T01:49:27.050048730</dc:date>
    <meta:editing-duration>PT17M46S</meta:editing-duration>
    <meta:editing-cycles>1</meta:editing-cycles>
    <meta:document-statistic meta:table-count="2" meta:cell-count="74" meta:object-count="2"/>
    <meta:generator>LibreOffice/5.2.2.2.0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63cm" svg:y="0.316cm" chart:style-name="ch2">
          <text:p>TL vs J*ϕ</text:p>
        </chart:title>
        <chart:legend chart:legend-position="end" svg:x="13.305cm" svg:y="4.203cm" style:legend-expansion="high" chart:style-name="ch3"/>
        <chart:plot-area chart:style-name="ch4" table:cell-range-address="Sheet1.C1:Sheet1.D7" chart:data-source-has-labels="row" svg:x="1.33cm" svg:y="1.275cm" svg:width="11.656cm" svg:height="6.569cm">
          <chartooo:coordinate-region svg:x="2.481cm" svg:y="1.474cm" svg:width="9.974cm" svg:height="5.723cm"/>
          <chart:axis chart:dimension="x" chart:name="primary-x" chart:style-name="ch5">
            <chart:title svg:x="6.916cm" svg:y="8.024cm" chart:style-name="ch6">
              <text:p>TL</text:p>
            </chart:title>
            <chart:grid chart:style-name="ch7" chart:class="major"/>
          </chart:axis>
          <chart:axis chart:dimension="y" chart:name="primary-y" chart:style-name="ch5">
            <chart:title svg:x="0.451cm" svg:y="4.788cm" chart:style-name="ch8">
              <text:p>Jϕ</text:p>
            </chart:title>
            <chart:grid chart:style-name="ch7" chart:class="major"/>
          </chart:axis>
          <chart:series chart:style-name="ch9" chart:values-cell-range-address="Sheet1.D2:Sheet1.D7" chart:label-cell-address="Sheet1.D1:Sheet1.D1" chart:class="chart:scatter">
            <chart:domain table:cell-range-address="Sheet1.C2:Sheet1.C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J*ϕ(m^4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  <table:table-cell office:value-type="float" office:value="0">
                <text:p>0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0000000000067994626">
                <text:p>0.00000000000067994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0000000000135989252">
                <text:p>0.00000000000135989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0000000000021248320625">
                <text:p>0.000000000002124832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000000000028047783225">
                <text:p>0.0000000000028047783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5">
                <text:p>1.175</text:p>
              </table:table-cell>
              <table:table-cell office:value-type="float" office:value="0.0000000000033997313">
                <text:p>0.0000000000033997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63cm" svg:y="0.316cm" chart:style-name="ch2">
          <text:p>TL vs J*ϕ</text:p>
        </chart:title>
        <chart:legend chart:legend-position="end" svg:x="13.807cm" svg:y="3.954cm" style:legend-expansion="high" chart:style-name="ch3"/>
        <chart:plot-area chart:style-name="ch4" table:cell-range-address="Sheet1.C2:Sheet1.D7 Sheet2.D2:Sheet2.D7" chart:data-source-has-labels="row" svg:x="1.33cm" svg:y="1.275cm" svg:width="12.158cm" svg:height="6.569cm">
          <chartooo:coordinate-region svg:x="2.481cm" svg:y="1.474cm" svg:width="10.476cm" svg:height="5.723cm"/>
          <chart:axis chart:dimension="x" chart:name="primary-x" chart:style-name="ch5">
            <chart:title svg:x="7.167cm" svg:y="8.024cm" chart:style-name="ch6">
              <text:p>TL</text:p>
            </chart:title>
            <chart:grid chart:style-name="ch7" chart:class="major"/>
          </chart:axis>
          <chart:axis chart:dimension="y" chart:name="primary-y" chart:style-name="ch5">
            <chart:title svg:x="0.451cm" svg:y="4.788cm" chart:style-name="ch8">
              <text:p>Jϕ</text:p>
            </chart:title>
            <chart:grid chart:style-name="ch7" chart:class="major"/>
          </chart:axis>
          <chart:series chart:style-name="ch9" chart:values-cell-range-address="Sheet1.D2:Sheet1.D7" loext:label-string="brass" chart:class="chart:scatter">
            <chart:domain table:cell-range-address="Sheet1.C2:Sheet1.C7"/>
            <chart:data-point chart:repeated="6"/>
          </chart:series>
          <chart:series chart:style-name="ch10" chart:values-cell-range-address="Sheet2.D2:Sheet2.D7" loext:label-string="steel" chart:class="chart:scatter">
            <chart:domain table:cell-range-address="Sheet2.C2:Sheet2.C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rass</text:p>
              </table:table-cell>
              <table:table-cell office:value-type="string">
                <text:p>Column C</text:p>
              </table:table-cell>
              <table:table-cell office:value-type="string">
                <text:p>ste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  <table:table-cell office:value-type="float" office:value="0">
                <text:p>0</text:p>
                <draw:g>
                  <svg:desc>Sheet1.D2:Sheet1.D7</svg:desc>
                </draw:g>
              </table:table-cell>
              <table:table-cell office:value-type="float" office:value="0">
                <text:p>0</text:p>
                <draw:g>
                  <svg:desc>Sheet2.C2:Sheet2.C7</svg:desc>
                </draw:g>
              </table:table-cell>
              <table:table-cell office:value-type="float" office:value="0">
                <text:p>0</text:p>
                <draw:g>
                  <svg:desc>Sheet2.D2:Sheet2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0000000000067994626">
                <text:p>0.000000000000679946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000585955197916667">
                <text:p>0.00000000000058595519791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0000000000135989252">
                <text:p>0.00000000000135989252</text:p>
              </table:table-cell>
              <table:table-cell office:value-type="float" office:value="0.5">
                <text:p>0.5</text:p>
              </table:table-cell>
              <table:table-cell office:value-type="float" office:value="0.00000000000117191039583333">
                <text:p>0.0000000000011719103958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0000000000021248320625">
                <text:p>0.0000000000021248320625</text:p>
              </table:table-cell>
              <table:table-cell office:value-type="float" office:value="0.75">
                <text:p>0.75</text:p>
              </table:table-cell>
              <table:table-cell office:value-type="float" office:value="0.00000000000175786559375">
                <text:p>0.000000000001757865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000000000028047783225">
                <text:p>0.0000000000028047783225</text:p>
              </table:table-cell>
              <table:table-cell office:value-type="float" office:value="1">
                <text:p>1</text:p>
              </table:table-cell>
              <table:table-cell office:value-type="float" office:value="0.00000000000234382079166667">
                <text:p>0.00000000000234382079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5">
                <text:p>1.175</text:p>
              </table:table-cell>
              <table:table-cell office:value-type="float" office:value="0.0000000000033997313">
                <text:p>0.0000000000033997313</text:p>
              </table:table-cell>
              <table:table-cell office:value-type="float" office:value="1.25">
                <text:p>1.25</text:p>
              </table:table-cell>
              <table:table-cell office:value-type="float" office:value="0.00000000000292977598958333">
                <text:p>0.00000000000292977598958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